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308cm" svg:height="8.613cm" svg:x="7.817cm" svg:y="2.843cm">
            <draw:object draw:notify-on-update-of-ranges="Feuille1.B2:Feuille1.B7 Feuille1.C2:Feuille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épart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/>
          <table:table-cell office:value-type="string" calcext:value-type="string">
            <text:p>Etape 1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/>
          <table:table-cell office:value-type="string" calcext:value-type="string">
            <text:p>Etape 2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/>
          <table:table-cell office:value-type="string" calcext:value-type="string">
            <text:p>Etape 3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/>
          <table:table-cell office:value-type="string" calcext:value-type="string">
            <text:p>Etape 4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/>
          <table:table-cell office:value-type="string" calcext:value-type="string">
            <text:p>Arrivée</text:p>
          </table:table-cell>
          <table:table-cell office:value-type="float" office:value="550" calcext:value-type="float">
            <text:p>5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08:05:15.546991795</meta:creation-date>
    <dc:date>2022-02-02T08:25:14.882292814</dc:date>
    <meta:editing-duration>PT9M49S</meta:editing-duration>
    <meta:editing-cycles>1</meta:editing-cycles>
    <meta:document-statistic meta:table-count="1" meta:cell-count="1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309cm" svg:height="8.614cm" xlink:href=".." xlink:type="simple" chart:class="chart:line" chart:style-name="ch1">
        <chart:plot-area chart:style-name="ch2" table:cell-range-address="Feuille1.B2:Feuille1.C7" chart:data-source-has-labels="column" svg:x="0.253cm" svg:y="0.105cm" svg:width="14.696cm" svg:height="8.269cm">
          <chartooo:coordinate-region svg:x="1.06cm" svg:y="0.304cm" svg:width="13.345cm" svg:height="7.423cm"/>
          <chart:axis chart:dimension="x" chart:name="primary-x" chart:style-name="ch3" chartooo:axis-type="auto">
            <chartooo:date-scale/>
            <chart:categories table:cell-range-address="Feuille1.B2:Feuille1.B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euille1.C2:Feuille1.C7" chart:class="chart:line"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Départ</text:p>
                <draw:g>
                  <svg:desc>Feuille1.B2:Feuille1.B7</svg:desc>
                </draw:g>
              </table:table-cell>
              <table:table-cell office:value-type="float" office:value="330">
                <text:p>330</text:p>
                <draw:g>
                  <svg:desc>Feuille1.C2:Feuille1.C7</svg:desc>
                </draw:g>
              </table:table-cell>
            </table:table-row>
            <table:table-row>
              <table:table-cell office:value-type="string">
                <text:p>Etape 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Etape 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Etape 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Etape 4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Arrivée</text:p>
              </table:table-cell>
              <table:table-cell office:value-type="float" office:value="550">
                <text:p>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